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16cm"/>
    </style:style>
    <style:style style:name="co3" style:family="table-column">
      <style:table-column-properties fo:break-before="auto" style:column-width="2.432cm"/>
    </style:style>
    <style:style style:name="co4" style:family="table-column">
      <style:table-column-properties fo:break-before="auto" style:column-width="2.70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Source Han Sans CN Normal" style:font-name-complex="Lohit Devanagari"/>
    </style:style>
    <style:style style:name="ce2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Data tabulation" table:style-name="ta1">
        <table:table-column table:style-name="co1" table:number-columns-repeated="7" table:default-cell-style-name="Default"/>
        <table:table-row table:style-name="ro1">
          <table:table-cell/>
          <table:table-cell table:formula="of:=[$Graphics.$A$2]" office:value-type="string" office:string-value="TC1" calcext:value-type="string">
            <text:p>TC1</text:p>
          </table:table-cell>
          <table:table-cell/>
          <table:table-cell office:value-type="string" calcext:value-type="string">
            <text:p>TC2</text:p>
          </table:table-cell>
          <table:table-cell/>
          <table:table-cell office:value-type="string" calcext:value-type="string">
            <text:p>TC3</text:p>
          </table:table-cell>
          <table:table-cell/>
        </table:table-row>
        <table:table-row table:style-name="ro1">
          <table:table-cell table:formula="of:=[$Graphics.$B$1]" office:value-type="string" office:string-value="Payload" calcext:value-type="string">
            <text:p>Payload</text:p>
          </table:table-cell>
          <table:table-cell office:value-type="string" calcext:value-type="string">
            <text:p>XQuery</text:p>
          </table:table-cell>
          <table:table-cell office:value-type="string" calcext:value-type="string">
            <text:p>XSLT</text:p>
          </table:table-cell>
          <table:table-cell office:value-type="string" calcext:value-type="string">
            <text:p>XQuery</text:p>
          </table:table-cell>
          <table:table-cell office:value-type="string" calcext:value-type="string">
            <text:p>XSLT</text:p>
          </table:table-cell>
          <table:table-cell office:value-type="string" calcext:value-type="string">
            <text:p>XQuery</text:p>
          </table:table-cell>
          <table:table-cell office:value-type="string" calcext:value-type="string">
            <text:p>XSLT</text:p>
          </table:table-cell>
        </table:table-row>
        <table:table-row table:style-name="ro1">
          <table:table-cell table:formula="of:=[$Graphics.$B$2]" office:value-type="string" office:string-value="4K" calcext:value-type="string">
            <text:p>4K</text:p>
          </table:table-cell>
          <table:table-cell table:formula="of:=[$Graphics.$C$2]" office:value-type="float" office:value="6" calcext:value-type="float">
            <text:p>6</text:p>
          </table:table-cell>
          <table:table-cell table:formula="of:=[$Graphics.$D$2]" office:value-type="float" office:value="5" calcext:value-type="float">
            <text:p>5</text:p>
          </table:table-cell>
          <table:table-cell table:formula="of:=[$Graphics.$C$17]" office:value-type="float" office:value="6" calcext:value-type="float">
            <text:p>6</text:p>
          </table:table-cell>
          <table:table-cell table:formula="of:=[$Graphics.$D$17]" office:value-type="float" office:value="5" calcext:value-type="float">
            <text:p>5</text:p>
          </table:table-cell>
          <table:table-cell table:formula="of:=[$Graphics.$C$31]" office:value-type="float" office:value="11" calcext:value-type="float">
            <text:p>11</text:p>
          </table:table-cell>
          <table:table-cell table:formula="of:=[$Graphics.$D$31]" office:value-type="float" office:value="13" calcext:value-type="float">
            <text:p>13</text:p>
          </table:table-cell>
        </table:table-row>
        <table:table-row table:style-name="ro1">
          <table:table-cell table:formula="of:=[$Graphics.$B$3]" office:value-type="string" office:string-value="8K" calcext:value-type="string">
            <text:p>8K</text:p>
          </table:table-cell>
          <table:table-cell table:formula="of:=[$Graphics.$C$3]" office:value-type="float" office:value="5" calcext:value-type="float">
            <text:p>5</text:p>
          </table:table-cell>
          <table:table-cell table:formula="of:=[$Graphics.$D$3]" office:value-type="float" office:value="5" calcext:value-type="float">
            <text:p>5</text:p>
          </table:table-cell>
          <table:table-cell table:formula="of:=[$Graphics.$C$18]" office:value-type="float" office:value="5" calcext:value-type="float">
            <text:p>5</text:p>
          </table:table-cell>
          <table:table-cell table:formula="of:=[$Graphics.$D$18]" office:value-type="float" office:value="5" calcext:value-type="float">
            <text:p>5</text:p>
          </table:table-cell>
          <table:table-cell table:formula="of:=[$Graphics.$C$32]" office:value-type="float" office:value="13" calcext:value-type="float">
            <text:p>13</text:p>
          </table:table-cell>
          <table:table-cell table:formula="of:=[$Graphics.$D$32]" office:value-type="float" office:value="19" calcext:value-type="float">
            <text:p>19</text:p>
          </table:table-cell>
        </table:table-row>
        <table:table-row table:style-name="ro1">
          <table:table-cell table:formula="of:=[$Graphics.$B$4]" office:value-type="string" office:string-value="16K" calcext:value-type="string">
            <text:p>16K</text:p>
          </table:table-cell>
          <table:table-cell table:formula="of:=[$Graphics.$C$4]" office:value-type="float" office:value="7" calcext:value-type="float">
            <text:p>7</text:p>
          </table:table-cell>
          <table:table-cell table:formula="of:=[$Graphics.$D$4]" office:value-type="float" office:value="8" calcext:value-type="float">
            <text:p>8</text:p>
          </table:table-cell>
          <table:table-cell table:formula="of:=[$Graphics.$C$19]" office:value-type="float" office:value="9" calcext:value-type="float">
            <text:p>9</text:p>
          </table:table-cell>
          <table:table-cell table:formula="of:=[$Graphics.$D$19]" office:value-type="float" office:value="9" calcext:value-type="float">
            <text:p>9</text:p>
          </table:table-cell>
          <table:table-cell table:formula="of:=[$Graphics.$C$33]" office:value-type="float" office:value="22" calcext:value-type="float">
            <text:p>22</text:p>
          </table:table-cell>
          <table:table-cell table:formula="of:=[$Graphics.$D$33]" office:value-type="float" office:value="30" calcext:value-type="float">
            <text:p>30</text:p>
          </table:table-cell>
        </table:table-row>
        <table:table-row table:style-name="ro1">
          <table:table-cell table:formula="of:=[$Graphics.$B$5]" office:value-type="string" office:string-value="64K" calcext:value-type="string">
            <text:p>64K</text:p>
          </table:table-cell>
          <table:table-cell table:formula="of:=[$Graphics.$C$5]" office:value-type="float" office:value="34" calcext:value-type="float">
            <text:p>34</text:p>
          </table:table-cell>
          <table:table-cell table:formula="of:=[$Graphics.$D$5]" office:value-type="float" office:value="37" calcext:value-type="float">
            <text:p>37</text:p>
          </table:table-cell>
          <table:table-cell table:formula="of:=[$Graphics.$C$20]" office:value-type="float" office:value="39" calcext:value-type="float">
            <text:p>39</text:p>
          </table:table-cell>
          <table:table-cell table:formula="of:=[$Graphics.$D$20]" office:value-type="float" office:value="40" calcext:value-type="float">
            <text:p>40</text:p>
          </table:table-cell>
          <table:table-cell table:formula="of:=[$Graphics.$C$34]" office:value-type="float" office:value="73" calcext:value-type="float">
            <text:p>73</text:p>
          </table:table-cell>
          <table:table-cell table:formula="of:=[$Graphics.$D$34]" office:value-type="float" office:value="96" calcext:value-type="float">
            <text:p>96</text:p>
          </table:table-cell>
        </table:table-row>
        <table:table-row table:style-name="ro1">
          <table:table-cell table:formula="of:=[$Graphics.$B$6]" office:value-type="string" office:string-value="512K" calcext:value-type="string">
            <text:p>512K</text:p>
          </table:table-cell>
          <table:table-cell table:formula="of:=[$Graphics.$C$6]" office:value-type="float" office:value="299" calcext:value-type="float">
            <text:p>299</text:p>
          </table:table-cell>
          <table:table-cell table:formula="of:=[$Graphics.$D$6]" office:value-type="float" office:value="314" calcext:value-type="float">
            <text:p>314</text:p>
          </table:table-cell>
          <table:table-cell table:formula="of:=[$Graphics.$C$21]" office:value-type="float" office:value="339" calcext:value-type="float">
            <text:p>339</text:p>
          </table:table-cell>
          <table:table-cell table:formula="of:=[$Graphics.$D$21]" office:value-type="float" office:value="332" calcext:value-type="float">
            <text:p>332</text:p>
          </table:table-cell>
          <table:table-cell table:formula="of:=[$Graphics.$C$35]" office:value-type="float" office:value="539" calcext:value-type="float">
            <text:p>539</text:p>
          </table:table-cell>
          <table:table-cell table:formula="of:=[$Graphics.$D$35]" office:value-type="float" office:value="715" calcext:value-type="float">
            <text:p>715</text:p>
          </table:table-cell>
        </table:table-row>
        <table:table-row table:style-name="ro1">
          <table:table-cell table:formula="of:=[$Graphics.$B$7]" office:value-type="string" office:string-value="1024K" calcext:value-type="string">
            <text:p>1024K</text:p>
          </table:table-cell>
          <table:table-cell table:formula="of:=[$Graphics.$C$7]" office:value-type="float" office:value="605" calcext:value-type="float">
            <text:p>605</text:p>
          </table:table-cell>
          <table:table-cell table:formula="of:=[$Graphics.$D$7]" office:value-type="float" office:value="638" calcext:value-type="float">
            <text:p>638</text:p>
          </table:table-cell>
          <table:table-cell table:formula="of:=[$Graphics.$C$22]" office:value-type="float" office:value="671" calcext:value-type="float">
            <text:p>671</text:p>
          </table:table-cell>
          <table:table-cell table:formula="of:=[$Graphics.$D$22]" office:value-type="float" office:value="670" calcext:value-type="float">
            <text:p>670</text:p>
          </table:table-cell>
          <table:table-cell table:formula="of:=[$Graphics.$C$36]" office:value-type="float" office:value="1083" calcext:value-type="float">
            <text:p>1083</text:p>
          </table:table-cell>
          <table:table-cell table:formula="of:=[$Graphics.$D$36]" office:value-type="float" office:value="1486" calcext:value-type="float">
            <text:p>148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l data averaged over three runs of 500 instances</text:p>
          </table:table-cell>
          <table:table-cell table:number-columns-repeated="6"/>
        </table:table-row>
      </table:table>
      <table:table table:name="Graphics" table:style-name="ta1">
        <table:shapes>
          <draw:frame draw:z-index="0" draw:style-name="gr1" draw:text-style-name="P1" svg:width="15.999cm" svg:height="9.004cm" svg:x="28.179cm" svg:y="6.401cm">
            <draw:object draw:notify-on-update-of-ranges="Graphics.B16:Graphics.B16 Graphics.B17:Graphics.B22 Graphics.C16:Graphics.C16 Graphics.C17:Graphics.C22 Graphics.D16:Graphics.D16 Graphics.D17:Graphics.D2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9.004cm" svg:x="11.344cm" svg:y="0.026cm">
            <draw:object draw:notify-on-update-of-ranges="Graphics.B1:Graphics.B1 Graphics.B2:Graphics.B7 Graphics.C1:Graphics.C1 Graphics.C2:Graphics.C7 Graphics.D1:Graphics.D1 Graphics.D2:Graphics.D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11.305cm" svg:y="13.141cm">
            <draw:object draw:notify-on-update-of-ranges="Graphics.B30:Graphics.B30 Graphics.B31:Graphics.B36 Graphics.C30:Graphics.C30 Graphics.C31:Graphics.C36 Graphics.D30:Graphics.D30 Graphics.D31:Graphics.D3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Payload</text:p>
          </table:table-cell>
          <table:table-cell table:style-name="ce1" table:formula="of:=[DATA.C$2]" office:value-type="string" office:string-value="XQuery" calcext:value-type="string">
            <text:p>XQuery</text:p>
          </table:table-cell>
          <table:table-cell table:formula="of:=[DATA.$C3]" office:value-type="string" office:string-value="XSLT" calcext:value-type="string">
            <text:p>XSLT</text:p>
          </table:table-cell>
        </table:table-row>
        <table:table-row table:style-name="ro1">
          <table:table-cell table:formula="of:=[DATA.B2]" office:value-type="string" office:string-value="TC1" calcext:value-type="string">
            <text:p>TC1</text:p>
          </table:table-cell>
          <table:table-cell table:formula="of:=[DATA.D2]" office:value-type="string" office:string-value="4K" calcext:value-type="string">
            <text:p>4K</text:p>
          </table:table-cell>
          <table:table-cell table:formula="of:=[DATA.E2]" office:value-type="float" office:value="6" calcext:value-type="float">
            <text:p>6</text:p>
          </table:table-cell>
          <table:table-cell table:formula="of:=[DATA.E3]" office:value-type="float" office:value="5" calcext:value-type="float">
            <text:p>5</text:p>
          </table:table-cell>
        </table:table-row>
        <table:table-row table:style-name="ro1">
          <table:table-cell table:formula="of:=[DATA.B4]" office:value-type="string" office:string-value="TC1" calcext:value-type="string">
            <text:p>TC1</text:p>
          </table:table-cell>
          <table:table-cell table:formula="of:=[DATA.D4]" office:value-type="string" office:string-value="8K" calcext:value-type="string">
            <text:p>8K</text:p>
          </table:table-cell>
          <table:table-cell table:formula="of:=[DATA.E4]" office:value-type="float" office:value="5" calcext:value-type="float">
            <text:p>5</text:p>
          </table:table-cell>
          <table:table-cell table:formula="of:=[DATA.E5]" office:value-type="float" office:value="5" calcext:value-type="float">
            <text:p>5</text:p>
          </table:table-cell>
        </table:table-row>
        <table:table-row table:style-name="ro1">
          <table:table-cell table:formula="of:=[DATA.B6]" office:value-type="string" office:string-value="TC1" calcext:value-type="string">
            <text:p>TC1</text:p>
          </table:table-cell>
          <table:table-cell table:formula="of:=[DATA.D6]" office:value-type="string" office:string-value="16K" calcext:value-type="string">
            <text:p>16K</text:p>
          </table:table-cell>
          <table:table-cell table:formula="of:=[DATA.E6]" office:value-type="float" office:value="7" calcext:value-type="float">
            <text:p>7</text:p>
          </table:table-cell>
          <table:table-cell table:formula="of:=[DATA.E7]" office:value-type="float" office:value="8" calcext:value-type="float">
            <text:p>8</text:p>
          </table:table-cell>
        </table:table-row>
        <table:table-row table:style-name="ro1">
          <table:table-cell table:formula="of:=[DATA.B8]" office:value-type="string" office:string-value="TC1" calcext:value-type="string">
            <text:p>TC1</text:p>
          </table:table-cell>
          <table:table-cell table:formula="of:=[DATA.D8]" office:value-type="string" office:string-value="64K" calcext:value-type="string">
            <text:p>64K</text:p>
          </table:table-cell>
          <table:table-cell table:formula="of:=[DATA.E8]" office:value-type="float" office:value="34" calcext:value-type="float">
            <text:p>34</text:p>
          </table:table-cell>
          <table:table-cell table:formula="of:=[DATA.E9]" office:value-type="float" office:value="37" calcext:value-type="float">
            <text:p>37</text:p>
          </table:table-cell>
        </table:table-row>
        <table:table-row table:style-name="ro1">
          <table:table-cell table:formula="of:=[DATA.B10]" office:value-type="string" office:string-value="TC1" calcext:value-type="string">
            <text:p>TC1</text:p>
          </table:table-cell>
          <table:table-cell table:formula="of:=[DATA.D10]" office:value-type="string" office:string-value="512K" calcext:value-type="string">
            <text:p>512K</text:p>
          </table:table-cell>
          <table:table-cell table:formula="of:=[DATA.E10]" office:value-type="float" office:value="299" calcext:value-type="float">
            <text:p>299</text:p>
          </table:table-cell>
          <table:table-cell table:formula="of:=[DATA.E11]" office:value-type="float" office:value="314" calcext:value-type="float">
            <text:p>314</text:p>
          </table:table-cell>
        </table:table-row>
        <table:table-row table:style-name="ro1">
          <table:table-cell table:formula="of:=[DATA.B12]" office:value-type="string" office:string-value="TC1" calcext:value-type="string">
            <text:p>TC1</text:p>
          </table:table-cell>
          <table:table-cell table:formula="of:=[DATA.D12]" office:value-type="string" office:string-value="1024K" calcext:value-type="string">
            <text:p>1024K</text:p>
          </table:table-cell>
          <table:table-cell table:formula="of:=[DATA.E12]" office:value-type="float" office:value="605" calcext:value-type="float">
            <text:p>605</text:p>
          </table:table-cell>
          <table:table-cell table:formula="of:=[DATA.E13]" office:value-type="float" office:value="638" calcext:value-type="float">
            <text:p>638</text:p>
          </table:table-cell>
        </table:table-row>
        <table:table-row table:style-name="ro1" table:number-rows-repeated="8">
          <table:table-cell table:number-columns-repeated="4"/>
        </table:table-row>
        <table:table-row table:style-name="ro1">
          <table:table-cell/>
          <table:table-cell office:value-type="string" calcext:value-type="string">
            <text:p>Payload</text:p>
          </table:table-cell>
          <table:table-cell table:style-name="ce1" table:formula="of:=[DATA.C$2]" office:value-type="string" office:string-value="XQuery" calcext:value-type="string">
            <text:p>XQuery</text:p>
          </table:table-cell>
          <table:table-cell table:formula="of:=[DATA.$C18]" office:value-type="string" office:string-value="XSLT" calcext:value-type="string">
            <text:p>XSLT</text:p>
          </table:table-cell>
        </table:table-row>
        <table:table-row table:style-name="ro1">
          <table:table-cell table:formula="of:=[DATA.B17]" office:value-type="string" office:string-value="TC2" calcext:value-type="string">
            <text:p>TC2</text:p>
          </table:table-cell>
          <table:table-cell table:formula="of:=[DATA.D17]" office:value-type="string" office:string-value="4K" calcext:value-type="string">
            <text:p>4K</text:p>
          </table:table-cell>
          <table:table-cell table:formula="of:=[DATA.E17]" office:value-type="float" office:value="6" calcext:value-type="float">
            <text:p>6</text:p>
          </table:table-cell>
          <table:table-cell table:formula="of:=[DATA.E18]" office:value-type="float" office:value="5" calcext:value-type="float">
            <text:p>5</text:p>
          </table:table-cell>
        </table:table-row>
        <table:table-row table:style-name="ro1">
          <table:table-cell table:formula="of:=[DATA.B19]" office:value-type="string" office:string-value="TC2" calcext:value-type="string">
            <text:p>TC2</text:p>
          </table:table-cell>
          <table:table-cell table:formula="of:=[DATA.D19]" office:value-type="string" office:string-value="8K" calcext:value-type="string">
            <text:p>8K</text:p>
          </table:table-cell>
          <table:table-cell table:formula="of:=[DATA.E19]" office:value-type="float" office:value="5" calcext:value-type="float">
            <text:p>5</text:p>
          </table:table-cell>
          <table:table-cell table:formula="of:=[DATA.E20]" office:value-type="float" office:value="5" calcext:value-type="float">
            <text:p>5</text:p>
          </table:table-cell>
        </table:table-row>
        <table:table-row table:style-name="ro1">
          <table:table-cell table:formula="of:=[DATA.B21]" office:value-type="string" office:string-value="TC2" calcext:value-type="string">
            <text:p>TC2</text:p>
          </table:table-cell>
          <table:table-cell table:formula="of:=[DATA.D21]" office:value-type="string" office:string-value="16K" calcext:value-type="string">
            <text:p>16K</text:p>
          </table:table-cell>
          <table:table-cell table:formula="of:=[DATA.E21]" office:value-type="float" office:value="9" calcext:value-type="float">
            <text:p>9</text:p>
          </table:table-cell>
          <table:table-cell table:formula="of:=[DATA.E22]" office:value-type="float" office:value="9" calcext:value-type="float">
            <text:p>9</text:p>
          </table:table-cell>
        </table:table-row>
        <table:table-row table:style-name="ro1">
          <table:table-cell table:formula="of:=[DATA.B23]" office:value-type="string" office:string-value="TC2" calcext:value-type="string">
            <text:p>TC2</text:p>
          </table:table-cell>
          <table:table-cell table:formula="of:=[DATA.D23]" office:value-type="string" office:string-value="64K" calcext:value-type="string">
            <text:p>64K</text:p>
          </table:table-cell>
          <table:table-cell table:formula="of:=[DATA.E23]" office:value-type="float" office:value="39" calcext:value-type="float">
            <text:p>39</text:p>
          </table:table-cell>
          <table:table-cell table:formula="of:=[DATA.E24]" office:value-type="float" office:value="40" calcext:value-type="float">
            <text:p>40</text:p>
          </table:table-cell>
        </table:table-row>
        <table:table-row table:style-name="ro1">
          <table:table-cell table:formula="of:=[DATA.B25]" office:value-type="string" office:string-value="TC2" calcext:value-type="string">
            <text:p>TC2</text:p>
          </table:table-cell>
          <table:table-cell table:formula="of:=[DATA.D25]" office:value-type="string" office:string-value="512K" calcext:value-type="string">
            <text:p>512K</text:p>
          </table:table-cell>
          <table:table-cell table:formula="of:=[DATA.E25]" office:value-type="float" office:value="339" calcext:value-type="float">
            <text:p>339</text:p>
          </table:table-cell>
          <table:table-cell table:formula="of:=[DATA.E26]" office:value-type="float" office:value="332" calcext:value-type="float">
            <text:p>332</text:p>
          </table:table-cell>
        </table:table-row>
        <table:table-row table:style-name="ro1">
          <table:table-cell table:formula="of:=[DATA.B27]" office:value-type="string" office:string-value="TC2" calcext:value-type="string">
            <text:p>TC2</text:p>
          </table:table-cell>
          <table:table-cell table:formula="of:=[DATA.D27]" office:value-type="string" office:string-value="1024K" calcext:value-type="string">
            <text:p>1024K</text:p>
          </table:table-cell>
          <table:table-cell table:formula="of:=[DATA.E27]" office:value-type="float" office:value="671" calcext:value-type="float">
            <text:p>671</text:p>
          </table:table-cell>
          <table:table-cell table:formula="of:=[DATA.E28]" office:value-type="float" office:value="670" calcext:value-type="float">
            <text:p>670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/>
          <table:table-cell office:value-type="string" calcext:value-type="string">
            <text:p>Payload</text:p>
          </table:table-cell>
          <table:table-cell table:style-name="ce1" table:formula="of:=[DATA.C$2]" office:value-type="string" office:string-value="XQuery" calcext:value-type="string">
            <text:p>XQuery</text:p>
          </table:table-cell>
          <table:table-cell table:formula="of:=[DATA.$C32]" office:value-type="string" office:string-value="XSLT" calcext:value-type="string">
            <text:p>XSLT</text:p>
          </table:table-cell>
        </table:table-row>
        <table:table-row table:style-name="ro1">
          <table:table-cell table:formula="of:=[DATA.B31]" office:value-type="string" office:string-value="TC3" calcext:value-type="string">
            <text:p>TC3</text:p>
          </table:table-cell>
          <table:table-cell table:formula="of:=[DATA.D31]" office:value-type="string" office:string-value="4K" calcext:value-type="string">
            <text:p>4K</text:p>
          </table:table-cell>
          <table:table-cell table:formula="of:=[DATA.E31]" office:value-type="float" office:value="11" calcext:value-type="float">
            <text:p>11</text:p>
          </table:table-cell>
          <table:table-cell table:formula="of:=[DATA.E32]" office:value-type="float" office:value="13" calcext:value-type="float">
            <text:p>13</text:p>
          </table:table-cell>
        </table:table-row>
        <table:table-row table:style-name="ro1">
          <table:table-cell table:formula="of:=[DATA.B33]" office:value-type="string" office:string-value="TC3" calcext:value-type="string">
            <text:p>TC3</text:p>
          </table:table-cell>
          <table:table-cell table:formula="of:=[DATA.D33]" office:value-type="string" office:string-value="8K" calcext:value-type="string">
            <text:p>8K</text:p>
          </table:table-cell>
          <table:table-cell table:formula="of:=[DATA.E33]" office:value-type="float" office:value="13" calcext:value-type="float">
            <text:p>13</text:p>
          </table:table-cell>
          <table:table-cell table:formula="of:=[DATA.E34]" office:value-type="float" office:value="19" calcext:value-type="float">
            <text:p>19</text:p>
          </table:table-cell>
        </table:table-row>
        <table:table-row table:style-name="ro1">
          <table:table-cell table:formula="of:=[DATA.B35]" office:value-type="string" office:string-value="TC3" calcext:value-type="string">
            <text:p>TC3</text:p>
          </table:table-cell>
          <table:table-cell table:formula="of:=[DATA.D35]" office:value-type="string" office:string-value="16K" calcext:value-type="string">
            <text:p>16K</text:p>
          </table:table-cell>
          <table:table-cell table:formula="of:=[DATA.E35]" office:value-type="float" office:value="22" calcext:value-type="float">
            <text:p>22</text:p>
          </table:table-cell>
          <table:table-cell table:formula="of:=[DATA.E36]" office:value-type="float" office:value="30" calcext:value-type="float">
            <text:p>30</text:p>
          </table:table-cell>
        </table:table-row>
        <table:table-row table:style-name="ro1">
          <table:table-cell table:formula="of:=[DATA.B37]" office:value-type="string" office:string-value="TC3" calcext:value-type="string">
            <text:p>TC3</text:p>
          </table:table-cell>
          <table:table-cell table:formula="of:=[DATA.D37]" office:value-type="string" office:string-value="64K" calcext:value-type="string">
            <text:p>64K</text:p>
          </table:table-cell>
          <table:table-cell table:formula="of:=[DATA.E37]" office:value-type="float" office:value="73" calcext:value-type="float">
            <text:p>73</text:p>
          </table:table-cell>
          <table:table-cell table:formula="of:=[DATA.E38]" office:value-type="float" office:value="96" calcext:value-type="float">
            <text:p>96</text:p>
          </table:table-cell>
        </table:table-row>
        <table:table-row table:style-name="ro1">
          <table:table-cell table:formula="of:=[DATA.B39]" office:value-type="string" office:string-value="TC3" calcext:value-type="string">
            <text:p>TC3</text:p>
          </table:table-cell>
          <table:table-cell table:formula="of:=[DATA.D39]" office:value-type="string" office:string-value="512K" calcext:value-type="string">
            <text:p>512K</text:p>
          </table:table-cell>
          <table:table-cell table:formula="of:=[DATA.E39]" office:value-type="float" office:value="539" calcext:value-type="float">
            <text:p>539</text:p>
          </table:table-cell>
          <table:table-cell table:formula="of:=[DATA.E40]" office:value-type="float" office:value="715" calcext:value-type="float">
            <text:p>715</text:p>
          </table:table-cell>
        </table:table-row>
        <table:table-row table:style-name="ro1">
          <table:table-cell table:formula="of:=[DATA.B41]" office:value-type="string" office:string-value="TC3" calcext:value-type="string">
            <text:p>TC3</text:p>
          </table:table-cell>
          <table:table-cell table:formula="of:=[DATA.D41]" office:value-type="string" office:string-value="1024K" calcext:value-type="string">
            <text:p>1024K</text:p>
          </table:table-cell>
          <table:table-cell table:formula="of:=[DATA.E41]" office:value-type="float" office:value="1083" calcext:value-type="float">
            <text:p>1083</text:p>
          </table:table-cell>
          <table:table-cell table:formula="of:=[DATA.E42]" office:value-type="float" office:value="1486" calcext:value-type="float">
            <text:p>1486</text:p>
          </table:table-cell>
        </table:table-row>
      </table:table>
      <table:table table:name="DATA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row table:style-name="ro2">
          <table:table-cell office:value-type="string" calcext:value-type="string">
            <text:p>Label</text:p>
          </table:table-cell>
          <table:table-cell office:value-type="string" calcext:value-type="string">
            <text:p>Testcase</text:p>
          </table:table-cell>
          <table:table-cell table:style-name="ce2" office:value-type="string" calcext:value-type="string">
            <text:p>Transformation Language</text:p>
          </table:table-cell>
          <table:table-cell office:value-type="string" calcext:value-type="string">
            <text:p>Payload Siz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Run-1</text:p>
          </table:table-cell>
          <table:table-cell office:value-type="string" calcext:value-type="string">
            <text:p>Run-2</text:p>
          </table:table-cell>
          <table:table-cell office:value-type="string" calcext:value-type="string">
            <text:p>Run-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C1_DXQU_4K</text:p>
          </table:table-cell>
          <table:table-cell table:formula="of:=LEFT([.$A2]; 3)" office:value-type="string" office:string-value="TC1" calcext:value-type="string">
            <text:p>TC1</text:p>
          </table:table-cell>
          <table:table-cell table:formula="of:=LOOKUP(MID([.$A2]; 5;4);[.$M$2:.$M$3];[.$N$2:.$N$3])" office:value-type="string" office:string-value="XQuery" calcext:value-type="string">
            <text:p>XQuery</text:p>
          </table:table-cell>
          <table:table-cell table:formula="of:=MID([.$A2];FIND(&quot;_&quot;;[.$A2];6)+1;10)" office:value-type="string" office:string-value="4K" calcext:value-type="string">
            <text:p>4K</text:p>
          </table:table-cell>
          <table:table-cell table:formula="of:=ROUND(AVERAGE([.F2:.H2]))" office:value-type="float" office:value="6" calcext:value-type="float">
            <text:p>6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DXQU</text:p>
          </table:table-cell>
          <table:table-cell office:value-type="string" calcext:value-type="string">
            <text:p>XQuery</text:p>
          </table:table-cell>
        </table:table-row>
        <table:table-row table:style-name="ro1">
          <table:table-cell office:value-type="string" calcext:value-type="string">
            <text:p>TC1_DXSL_4K</text:p>
          </table:table-cell>
          <table:table-cell table:formula="of:=LEFT([.$A3]; 3)" office:value-type="string" office:string-value="TC1" calcext:value-type="string">
            <text:p>TC1</text:p>
          </table:table-cell>
          <table:table-cell table:formula="of:=LOOKUP(MID([.$A3]; 5;4);[.$M$2:.$M$3];[.$N$2:.$N$3])" office:value-type="string" office:string-value="XSLT" calcext:value-type="string">
            <text:p>XSLT</text:p>
          </table:table-cell>
          <table:table-cell table:formula="of:=MID([.$A3];FIND(&quot;_&quot;;[.$A3];6)+1;10)" office:value-type="string" office:string-value="4K" calcext:value-type="string">
            <text:p>4K</text:p>
          </table:table-cell>
          <table:table-cell table:formula="of:=ROUND(AVERAGE([.F3:.H3]))" office:value-type="float" office:value="5" calcext:value-type="float">
            <text:p>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DXSL</text:p>
          </table:table-cell>
          <table:table-cell office:value-type="string" calcext:value-type="string">
            <text:p>XSLT</text:p>
          </table:table-cell>
        </table:table-row>
        <table:table-row table:style-name="ro1">
          <table:table-cell office:value-type="string" calcext:value-type="string">
            <text:p>TC1_DXQU_8K</text:p>
          </table:table-cell>
          <table:table-cell table:formula="of:=LEFT([.$A4]; 3)" office:value-type="string" office:string-value="TC1" calcext:value-type="string">
            <text:p>TC1</text:p>
          </table:table-cell>
          <table:table-cell table:formula="of:=LOOKUP(MID([.$A4]; 5;4);[.$M$2:.$M$3];[.$N$2:.$N$3])" office:value-type="string" office:string-value="XQuery" calcext:value-type="string">
            <text:p>XQuery</text:p>
          </table:table-cell>
          <table:table-cell table:formula="of:=MID([.$A4];FIND(&quot;_&quot;;[.$A4];6)+1;10)" office:value-type="string" office:string-value="8K" calcext:value-type="string">
            <text:p>8K</text:p>
          </table:table-cell>
          <table:table-cell table:formula="of:=ROUND(AVERAGE([.F4:.H4]))" office:value-type="float" office:value="5" calcext:value-type="float">
            <text:p>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C1_DXSL_8K</text:p>
          </table:table-cell>
          <table:table-cell table:formula="of:=LEFT([.$A5]; 3)" office:value-type="string" office:string-value="TC1" calcext:value-type="string">
            <text:p>TC1</text:p>
          </table:table-cell>
          <table:table-cell table:formula="of:=LOOKUP(MID([.$A5]; 5;4);[.$M$2:.$M$3];[.$N$2:.$N$3])" office:value-type="string" office:string-value="XSLT" calcext:value-type="string">
            <text:p>XSLT</text:p>
          </table:table-cell>
          <table:table-cell table:formula="of:=MID([.$A5];FIND(&quot;_&quot;;[.$A5];6)+1;10)" office:value-type="string" office:string-value="8K" calcext:value-type="string">
            <text:p>8K</text:p>
          </table:table-cell>
          <table:table-cell table:formula="of:=ROUND(AVERAGE([.F5:.H5]))" office:value-type="float" office:value="5" calcext:value-type="float">
            <text:p>5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C1_DXQU_16K</text:p>
          </table:table-cell>
          <table:table-cell table:formula="of:=LEFT([.$A6]; 3)" office:value-type="string" office:string-value="TC1" calcext:value-type="string">
            <text:p>TC1</text:p>
          </table:table-cell>
          <table:table-cell table:formula="of:=LOOKUP(MID([.$A6]; 5;4);[.$M$2:.$M$3];[.$N$2:.$N$3])" office:value-type="string" office:string-value="XQuery" calcext:value-type="string">
            <text:p>XQuery</text:p>
          </table:table-cell>
          <table:table-cell table:formula="of:=MID([.$A6];FIND(&quot;_&quot;;[.$A6];6)+1;10)" office:value-type="string" office:string-value="16K" calcext:value-type="string">
            <text:p>16K</text:p>
          </table:table-cell>
          <table:table-cell table:formula="of:=ROUND(AVERAGE([.F6:.H6]))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C1_DXSL_16K</text:p>
          </table:table-cell>
          <table:table-cell table:formula="of:=LEFT([.$A7]; 3)" office:value-type="string" office:string-value="TC1" calcext:value-type="string">
            <text:p>TC1</text:p>
          </table:table-cell>
          <table:table-cell table:formula="of:=LOOKUP(MID([.$A7]; 5;4);[.$M$2:.$M$3];[.$N$2:.$N$3])" office:value-type="string" office:string-value="XSLT" calcext:value-type="string">
            <text:p>XSLT</text:p>
          </table:table-cell>
          <table:table-cell table:formula="of:=MID([.$A7];FIND(&quot;_&quot;;[.$A7];6)+1;10)" office:value-type="string" office:string-value="16K" calcext:value-type="string">
            <text:p>16K</text:p>
          </table:table-cell>
          <table:table-cell table:formula="of:=ROUND(AVERAGE([.F7:.H7]))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C1_DXQU_64K</text:p>
          </table:table-cell>
          <table:table-cell table:formula="of:=LEFT([.$A8]; 3)" office:value-type="string" office:string-value="TC1" calcext:value-type="string">
            <text:p>TC1</text:p>
          </table:table-cell>
          <table:table-cell table:formula="of:=LOOKUP(MID([.$A8]; 5;4);[.$M$2:.$M$3];[.$N$2:.$N$3])" office:value-type="string" office:string-value="XQuery" calcext:value-type="string">
            <text:p>XQuery</text:p>
          </table:table-cell>
          <table:table-cell table:formula="of:=MID([.$A8];FIND(&quot;_&quot;;[.$A8];6)+1;10)" office:value-type="string" office:string-value="64K" calcext:value-type="string">
            <text:p>64K</text:p>
          </table:table-cell>
          <table:table-cell table:formula="of:=ROUND(AVERAGE([.F8:.H8]))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C1_DXSL_64K</text:p>
          </table:table-cell>
          <table:table-cell table:formula="of:=LEFT([.$A9]; 3)" office:value-type="string" office:string-value="TC1" calcext:value-type="string">
            <text:p>TC1</text:p>
          </table:table-cell>
          <table:table-cell table:formula="of:=LOOKUP(MID([.$A9]; 5;4);[.$M$2:.$M$3];[.$N$2:.$N$3])" office:value-type="string" office:string-value="XSLT" calcext:value-type="string">
            <text:p>XSLT</text:p>
          </table:table-cell>
          <table:table-cell table:formula="of:=MID([.$A9];FIND(&quot;_&quot;;[.$A9];6)+1;10)" office:value-type="string" office:string-value="64K" calcext:value-type="string">
            <text:p>64K</text:p>
          </table:table-cell>
          <table:table-cell table:formula="of:=ROUND(AVERAGE([.F9:.H9]))" office:value-type="float" office:value="37" calcext:value-type="float">
            <text:p>37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C1_DXQU_512K</text:p>
          </table:table-cell>
          <table:table-cell table:formula="of:=LEFT([.$A10]; 3)" office:value-type="string" office:string-value="TC1" calcext:value-type="string">
            <text:p>TC1</text:p>
          </table:table-cell>
          <table:table-cell table:formula="of:=LOOKUP(MID([.$A10]; 5;4);[.$M$2:.$M$3];[.$N$2:.$N$3])" office:value-type="string" office:string-value="XQuery" calcext:value-type="string">
            <text:p>XQuery</text:p>
          </table:table-cell>
          <table:table-cell table:formula="of:=MID([.$A10];FIND(&quot;_&quot;;[.$A10];6)+1;10)" office:value-type="string" office:string-value="512K" calcext:value-type="string">
            <text:p>512K</text:p>
          </table:table-cell>
          <table:table-cell table:formula="of:=ROUND(AVERAGE([.F10:.H10]))" office:value-type="float" office:value="299" calcext:value-type="float">
            <text:p>299</text:p>
          </table:table-cell>
          <table:table-cell office:value-type="float" office:value="308" calcext:value-type="float">
            <text:p>308</text:p>
          </table:table-cell>
          <table:table-cell office:value-type="float" office:value="297" calcext:value-type="float">
            <text:p>297</text:p>
          </table:table-cell>
          <table:table-cell office:value-type="float" office:value="293" calcext:value-type="float">
            <text:p>2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C1_DXSL_512K</text:p>
          </table:table-cell>
          <table:table-cell table:formula="of:=LEFT([.$A11]; 3)" office:value-type="string" office:string-value="TC1" calcext:value-type="string">
            <text:p>TC1</text:p>
          </table:table-cell>
          <table:table-cell table:formula="of:=LOOKUP(MID([.$A11]; 5;4);[.$M$2:.$M$3];[.$N$2:.$N$3])" office:value-type="string" office:string-value="XSLT" calcext:value-type="string">
            <text:p>XSLT</text:p>
          </table:table-cell>
          <table:table-cell table:formula="of:=MID([.$A11];FIND(&quot;_&quot;;[.$A11];6)+1;10)" office:value-type="string" office:string-value="512K" calcext:value-type="string">
            <text:p>512K</text:p>
          </table:table-cell>
          <table:table-cell table:formula="of:=ROUND(AVERAGE([.F11:.H11]))" office:value-type="float" office:value="314" calcext:value-type="float">
            <text:p>314</text:p>
          </table:table-cell>
          <table:table-cell office:value-type="float" office:value="327" calcext:value-type="float">
            <text:p>327</text:p>
          </table:table-cell>
          <table:table-cell office:value-type="float" office:value="311" calcext:value-type="float">
            <text:p>311</text:p>
          </table:table-cell>
          <table:table-cell office:value-type="float" office:value="304" calcext:value-type="float">
            <text:p>3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C1_DXQU_1024K</text:p>
          </table:table-cell>
          <table:table-cell table:formula="of:=LEFT([.$A12]; 3)" office:value-type="string" office:string-value="TC1" calcext:value-type="string">
            <text:p>TC1</text:p>
          </table:table-cell>
          <table:table-cell table:formula="of:=LOOKUP(MID([.$A12]; 5;4);[.$M$2:.$M$3];[.$N$2:.$N$3])" office:value-type="string" office:string-value="XQuery" calcext:value-type="string">
            <text:p>XQuery</text:p>
          </table:table-cell>
          <table:table-cell table:formula="of:=MID([.$A12];FIND(&quot;_&quot;;[.$A12];6)+1;10)" office:value-type="string" office:string-value="1024K" calcext:value-type="string">
            <text:p>1024K</text:p>
          </table:table-cell>
          <table:table-cell table:formula="of:=ROUND(AVERAGE([.F12:.H12]))" office:value-type="float" office:value="605" calcext:value-type="float">
            <text:p>605</text:p>
          </table:table-cell>
          <table:table-cell office:value-type="float" office:value="627" calcext:value-type="float">
            <text:p>627</text:p>
          </table:table-cell>
          <table:table-cell office:value-type="float" office:value="596" calcext:value-type="float">
            <text:p>596</text:p>
          </table:table-cell>
          <table:table-cell office:value-type="float" office:value="591" calcext:value-type="float">
            <text:p>5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C1_DXSL_1024K</text:p>
          </table:table-cell>
          <table:table-cell table:formula="of:=LEFT([.$A13]; 3)" office:value-type="string" office:string-value="TC1" calcext:value-type="string">
            <text:p>TC1</text:p>
          </table:table-cell>
          <table:table-cell table:formula="of:=LOOKUP(MID([.$A13]; 5;4);[.$M$2:.$M$3];[.$N$2:.$N$3])" office:value-type="string" office:string-value="XSLT" calcext:value-type="string">
            <text:p>XSLT</text:p>
          </table:table-cell>
          <table:table-cell table:formula="of:=MID([.$A13];FIND(&quot;_&quot;;[.$A13];6)+1;10)" office:value-type="string" office:string-value="1024K" calcext:value-type="string">
            <text:p>1024K</text:p>
          </table:table-cell>
          <table:table-cell table:formula="of:=ROUND(AVERAGE([.F13:.H13]))" office:value-type="float" office:value="638" calcext:value-type="float">
            <text:p>638</text:p>
          </table:table-cell>
          <table:table-cell office:value-type="float" office:value="656" calcext:value-type="float">
            <text:p>656</text:p>
          </table:table-cell>
          <table:table-cell office:value-type="float" office:value="628" calcext:value-type="float">
            <text:p>628</text:p>
          </table:table-cell>
          <table:table-cell office:value-type="float" office:value="629" calcext:value-type="float">
            <text:p>629</text:p>
          </table:table-cell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TC2_DXQU_4K</text:p>
          </table:table-cell>
          <table:table-cell table:formula="of:=LEFT([.$A17]; 3)" office:value-type="string" office:string-value="TC2" calcext:value-type="string">
            <text:p>TC2</text:p>
          </table:table-cell>
          <table:table-cell table:formula="of:=LOOKUP(MID([.$A17]; 5;4);[.$M$2:.$M$3];[.$N$2:.$N$3])" office:value-type="string" office:string-value="XQuery" calcext:value-type="string">
            <text:p>XQuery</text:p>
          </table:table-cell>
          <table:table-cell table:formula="of:=MID([.$A17];FIND(&quot;_&quot;;[.$A17];6)+1;10)" office:value-type="string" office:string-value="4K" calcext:value-type="string">
            <text:p>4K</text:p>
          </table:table-cell>
          <table:table-cell table:formula="of:=ROUND(AVERAGE([.F17:.H17]))" office:value-type="float" office:value="6" calcext:value-type="float">
            <text:p>6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C2_DXSL_4K</text:p>
          </table:table-cell>
          <table:table-cell table:formula="of:=LEFT([.$A18]; 3)" office:value-type="string" office:string-value="TC2" calcext:value-type="string">
            <text:p>TC2</text:p>
          </table:table-cell>
          <table:table-cell table:formula="of:=LOOKUP(MID([.$A18]; 5;4);[.$M$2:.$M$3];[.$N$2:.$N$3])" office:value-type="string" office:string-value="XSLT" calcext:value-type="string">
            <text:p>XSLT</text:p>
          </table:table-cell>
          <table:table-cell table:formula="of:=MID([.$A18];FIND(&quot;_&quot;;[.$A18];6)+1;10)" office:value-type="string" office:string-value="4K" calcext:value-type="string">
            <text:p>4K</text:p>
          </table:table-cell>
          <table:table-cell table:formula="of:=ROUND(AVERAGE([.F18:.H18]))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C2_DXQU_8K</text:p>
          </table:table-cell>
          <table:table-cell table:formula="of:=LEFT([.$A19]; 3)" office:value-type="string" office:string-value="TC2" calcext:value-type="string">
            <text:p>TC2</text:p>
          </table:table-cell>
          <table:table-cell table:formula="of:=LOOKUP(MID([.$A19]; 5;4);[.$M$2:.$M$3];[.$N$2:.$N$3])" office:value-type="string" office:string-value="XQuery" calcext:value-type="string">
            <text:p>XQuery</text:p>
          </table:table-cell>
          <table:table-cell table:formula="of:=MID([.$A19];FIND(&quot;_&quot;;[.$A19];6)+1;10)" office:value-type="string" office:string-value="8K" calcext:value-type="string">
            <text:p>8K</text:p>
          </table:table-cell>
          <table:table-cell table:formula="of:=ROUND(AVERAGE([.F19:.H19]))" office:value-type="float" office:value="5" calcext:value-type="float">
            <text:p>5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C2_DXSL_8K</text:p>
          </table:table-cell>
          <table:table-cell table:formula="of:=LEFT([.$A20]; 3)" office:value-type="string" office:string-value="TC2" calcext:value-type="string">
            <text:p>TC2</text:p>
          </table:table-cell>
          <table:table-cell table:formula="of:=LOOKUP(MID([.$A20]; 5;4);[.$M$2:.$M$3];[.$N$2:.$N$3])" office:value-type="string" office:string-value="XSLT" calcext:value-type="string">
            <text:p>XSLT</text:p>
          </table:table-cell>
          <table:table-cell table:formula="of:=MID([.$A20];FIND(&quot;_&quot;;[.$A20];6)+1;10)" office:value-type="string" office:string-value="8K" calcext:value-type="string">
            <text:p>8K</text:p>
          </table:table-cell>
          <table:table-cell table:formula="of:=ROUND(AVERAGE([.F20:.H20]))" office:value-type="float" office:value="5" calcext:value-type="float">
            <text:p>5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C2_DXQU_16K</text:p>
          </table:table-cell>
          <table:table-cell table:formula="of:=LEFT([.$A21]; 3)" office:value-type="string" office:string-value="TC2" calcext:value-type="string">
            <text:p>TC2</text:p>
          </table:table-cell>
          <table:table-cell table:formula="of:=LOOKUP(MID([.$A21]; 5;4);[.$M$2:.$M$3];[.$N$2:.$N$3])" office:value-type="string" office:string-value="XQuery" calcext:value-type="string">
            <text:p>XQuery</text:p>
          </table:table-cell>
          <table:table-cell table:formula="of:=MID([.$A21];FIND(&quot;_&quot;;[.$A21];6)+1;10)" office:value-type="string" office:string-value="16K" calcext:value-type="string">
            <text:p>16K</text:p>
          </table:table-cell>
          <table:table-cell table:formula="of:=ROUND(AVERAGE([.F21:.H21]))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C2_DXSL_16K</text:p>
          </table:table-cell>
          <table:table-cell table:formula="of:=LEFT([.$A22]; 3)" office:value-type="string" office:string-value="TC2" calcext:value-type="string">
            <text:p>TC2</text:p>
          </table:table-cell>
          <table:table-cell table:formula="of:=LOOKUP(MID([.$A22]; 5;4);[.$M$2:.$M$3];[.$N$2:.$N$3])" office:value-type="string" office:string-value="XSLT" calcext:value-type="string">
            <text:p>XSLT</text:p>
          </table:table-cell>
          <table:table-cell table:formula="of:=MID([.$A22];FIND(&quot;_&quot;;[.$A22];6)+1;10)" office:value-type="string" office:string-value="16K" calcext:value-type="string">
            <text:p>16K</text:p>
          </table:table-cell>
          <table:table-cell table:formula="of:=ROUND(AVERAGE([.F22:.H22]))" office:value-type="float" office:value="9" calcext:value-type="float">
            <text:p>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C2_DXQU_64K</text:p>
          </table:table-cell>
          <table:table-cell table:formula="of:=LEFT([.$A23]; 3)" office:value-type="string" office:string-value="TC2" calcext:value-type="string">
            <text:p>TC2</text:p>
          </table:table-cell>
          <table:table-cell table:formula="of:=LOOKUP(MID([.$A23]; 5;4);[.$M$2:.$M$3];[.$N$2:.$N$3])" office:value-type="string" office:string-value="XQuery" calcext:value-type="string">
            <text:p>XQuery</text:p>
          </table:table-cell>
          <table:table-cell table:formula="of:=MID([.$A23];FIND(&quot;_&quot;;[.$A23];6)+1;10)" office:value-type="string" office:string-value="64K" calcext:value-type="string">
            <text:p>64K</text:p>
          </table:table-cell>
          <table:table-cell table:formula="of:=ROUND(AVERAGE([.F23:.H23]))" office:value-type="float" office:value="39" calcext:value-type="float">
            <text:p>39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C2_DXSL_64K</text:p>
          </table:table-cell>
          <table:table-cell table:formula="of:=LEFT([.$A24]; 3)" office:value-type="string" office:string-value="TC2" calcext:value-type="string">
            <text:p>TC2</text:p>
          </table:table-cell>
          <table:table-cell table:formula="of:=LOOKUP(MID([.$A24]; 5;4);[.$M$2:.$M$3];[.$N$2:.$N$3])" office:value-type="string" office:string-value="XSLT" calcext:value-type="string">
            <text:p>XSLT</text:p>
          </table:table-cell>
          <table:table-cell table:formula="of:=MID([.$A24];FIND(&quot;_&quot;;[.$A24];6)+1;10)" office:value-type="string" office:string-value="64K" calcext:value-type="string">
            <text:p>64K</text:p>
          </table:table-cell>
          <table:table-cell table:formula="of:=ROUND(AVERAGE([.F24:.H24]))"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C2_DXQU_512K</text:p>
          </table:table-cell>
          <table:table-cell table:formula="of:=LEFT([.$A25]; 3)" office:value-type="string" office:string-value="TC2" calcext:value-type="string">
            <text:p>TC2</text:p>
          </table:table-cell>
          <table:table-cell table:formula="of:=LOOKUP(MID([.$A25]; 5;4);[.$M$2:.$M$3];[.$N$2:.$N$3])" office:value-type="string" office:string-value="XQuery" calcext:value-type="string">
            <text:p>XQuery</text:p>
          </table:table-cell>
          <table:table-cell table:formula="of:=MID([.$A25];FIND(&quot;_&quot;;[.$A25];6)+1;10)" office:value-type="string" office:string-value="512K" calcext:value-type="string">
            <text:p>512K</text:p>
          </table:table-cell>
          <table:table-cell table:formula="of:=ROUND(AVERAGE([.F25:.H25]))" office:value-type="float" office:value="339" calcext:value-type="float">
            <text:p>339</text:p>
          </table:table-cell>
          <table:table-cell office:value-type="float" office:value="333" calcext:value-type="float">
            <text:p>333</text:p>
          </table:table-cell>
          <table:table-cell office:value-type="float" office:value="345" calcext:value-type="float">
            <text:p>345</text:p>
          </table:table-cell>
          <table:table-cell office:value-type="float" office:value="338" calcext:value-type="float">
            <text:p>3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C2_DXSL_512K</text:p>
          </table:table-cell>
          <table:table-cell table:formula="of:=LEFT([.$A26]; 3)" office:value-type="string" office:string-value="TC2" calcext:value-type="string">
            <text:p>TC2</text:p>
          </table:table-cell>
          <table:table-cell table:formula="of:=LOOKUP(MID([.$A26]; 5;4);[.$M$2:.$M$3];[.$N$2:.$N$3])" office:value-type="string" office:string-value="XSLT" calcext:value-type="string">
            <text:p>XSLT</text:p>
          </table:table-cell>
          <table:table-cell table:formula="of:=MID([.$A26];FIND(&quot;_&quot;;[.$A26];6)+1;10)" office:value-type="string" office:string-value="512K" calcext:value-type="string">
            <text:p>512K</text:p>
          </table:table-cell>
          <table:table-cell table:formula="of:=ROUND(AVERAGE([.F26:.H26]))" office:value-type="float" office:value="332" calcext:value-type="float">
            <text:p>332</text:p>
          </table:table-cell>
          <table:table-cell office:value-type="float" office:value="324" calcext:value-type="float">
            <text:p>324</text:p>
          </table:table-cell>
          <table:table-cell office:value-type="float" office:value="340" calcext:value-type="float">
            <text:p>340</text:p>
          </table:table-cell>
          <table:table-cell office:value-type="float" office:value="333" calcext:value-type="float">
            <text:p>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C2_DXQU_1024K</text:p>
          </table:table-cell>
          <table:table-cell table:formula="of:=LEFT([.$A27]; 3)" office:value-type="string" office:string-value="TC2" calcext:value-type="string">
            <text:p>TC2</text:p>
          </table:table-cell>
          <table:table-cell table:formula="of:=LOOKUP(MID([.$A27]; 5;4);[.$M$2:.$M$3];[.$N$2:.$N$3])" office:value-type="string" office:string-value="XQuery" calcext:value-type="string">
            <text:p>XQuery</text:p>
          </table:table-cell>
          <table:table-cell table:formula="of:=MID([.$A27];FIND(&quot;_&quot;;[.$A27];6)+1;10)" office:value-type="string" office:string-value="1024K" calcext:value-type="string">
            <text:p>1024K</text:p>
          </table:table-cell>
          <table:table-cell table:formula="of:=ROUND(AVERAGE([.F27:.H27]))" office:value-type="float" office:value="671" calcext:value-type="float">
            <text:p>671</text:p>
          </table:table-cell>
          <table:table-cell office:value-type="float" office:value="663" calcext:value-type="float">
            <text:p>663</text:p>
          </table:table-cell>
          <table:table-cell office:value-type="float" office:value="682" calcext:value-type="float">
            <text:p>682</text:p>
          </table:table-cell>
          <table:table-cell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C2_DXSL_1024K</text:p>
          </table:table-cell>
          <table:table-cell table:formula="of:=LEFT([.$A28]; 3)" office:value-type="string" office:string-value="TC2" calcext:value-type="string">
            <text:p>TC2</text:p>
          </table:table-cell>
          <table:table-cell table:formula="of:=LOOKUP(MID([.$A28]; 5;4);[.$M$2:.$M$3];[.$N$2:.$N$3])" office:value-type="string" office:string-value="XSLT" calcext:value-type="string">
            <text:p>XSLT</text:p>
          </table:table-cell>
          <table:table-cell table:formula="of:=MID([.$A28];FIND(&quot;_&quot;;[.$A28];6)+1;10)" office:value-type="string" office:string-value="1024K" calcext:value-type="string">
            <text:p>1024K</text:p>
          </table:table-cell>
          <table:table-cell table:formula="of:=ROUND(AVERAGE([.F28:.H28]))" office:value-type="float" office:value="670" calcext:value-type="float">
            <text:p>670</text:p>
          </table:table-cell>
          <table:table-cell office:value-type="float" office:value="665" calcext:value-type="float">
            <text:p>665</text:p>
          </table:table-cell>
          <table:table-cell office:value-type="float" office:value="671" calcext:value-type="float">
            <text:p>671</text:p>
          </table:table-cell>
          <table:table-cell office:value-type="float" office:value="675" calcext:value-type="float">
            <text:p>675</text:p>
          </table:table-cell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TC3_DXQU_4K</text:p>
          </table:table-cell>
          <table:table-cell table:formula="of:=LEFT([.$A31]; 3)" office:value-type="string" office:string-value="TC3" calcext:value-type="string">
            <text:p>TC3</text:p>
          </table:table-cell>
          <table:table-cell table:formula="of:=LOOKUP(MID([.$A31]; 5;4);[.$M$2:.$M$3];[.$N$2:.$N$3])" office:value-type="string" office:string-value="XQuery" calcext:value-type="string">
            <text:p>XQuery</text:p>
          </table:table-cell>
          <table:table-cell table:formula="of:=MID([.$A31];FIND(&quot;_&quot;;[.$A31];6)+1;10)" office:value-type="string" office:string-value="4K" calcext:value-type="string">
            <text:p>4K</text:p>
          </table:table-cell>
          <table:table-cell table:formula="of:=ROUND(AVERAGE([.F31:.H31]))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C3_DXSL_4K</text:p>
          </table:table-cell>
          <table:table-cell table:formula="of:=LEFT([.$A32]; 3)" office:value-type="string" office:string-value="TC3" calcext:value-type="string">
            <text:p>TC3</text:p>
          </table:table-cell>
          <table:table-cell table:formula="of:=LOOKUP(MID([.$A32]; 5;4);[.$M$2:.$M$3];[.$N$2:.$N$3])" office:value-type="string" office:string-value="XSLT" calcext:value-type="string">
            <text:p>XSLT</text:p>
          </table:table-cell>
          <table:table-cell table:formula="of:=MID([.$A32];FIND(&quot;_&quot;;[.$A32];6)+1;10)" office:value-type="string" office:string-value="4K" calcext:value-type="string">
            <text:p>4K</text:p>
          </table:table-cell>
          <table:table-cell table:formula="of:=ROUND(AVERAGE([.F32:.H32]))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C3_DXQU_8K</text:p>
          </table:table-cell>
          <table:table-cell table:formula="of:=LEFT([.$A33]; 3)" office:value-type="string" office:string-value="TC3" calcext:value-type="string">
            <text:p>TC3</text:p>
          </table:table-cell>
          <table:table-cell table:formula="of:=LOOKUP(MID([.$A33]; 5;4);[.$M$2:.$M$3];[.$N$2:.$N$3])" office:value-type="string" office:string-value="XQuery" calcext:value-type="string">
            <text:p>XQuery</text:p>
          </table:table-cell>
          <table:table-cell table:formula="of:=MID([.$A33];FIND(&quot;_&quot;;[.$A33];6)+1;10)" office:value-type="string" office:string-value="8K" calcext:value-type="string">
            <text:p>8K</text:p>
          </table:table-cell>
          <table:table-cell table:formula="of:=ROUND(AVERAGE([.F33:.H33])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C3_DXSL_8K</text:p>
          </table:table-cell>
          <table:table-cell table:formula="of:=LEFT([.$A34]; 3)" office:value-type="string" office:string-value="TC3" calcext:value-type="string">
            <text:p>TC3</text:p>
          </table:table-cell>
          <table:table-cell table:formula="of:=LOOKUP(MID([.$A34]; 5;4);[.$M$2:.$M$3];[.$N$2:.$N$3])" office:value-type="string" office:string-value="XSLT" calcext:value-type="string">
            <text:p>XSLT</text:p>
          </table:table-cell>
          <table:table-cell table:formula="of:=MID([.$A34];FIND(&quot;_&quot;;[.$A34];6)+1;10)" office:value-type="string" office:string-value="8K" calcext:value-type="string">
            <text:p>8K</text:p>
          </table:table-cell>
          <table:table-cell table:formula="of:=ROUND(AVERAGE([.F34:.H34]))"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C3_DXQU_16K</text:p>
          </table:table-cell>
          <table:table-cell table:formula="of:=LEFT([.$A35]; 3)" office:value-type="string" office:string-value="TC3" calcext:value-type="string">
            <text:p>TC3</text:p>
          </table:table-cell>
          <table:table-cell table:formula="of:=LOOKUP(MID([.$A35]; 5;4);[.$M$2:.$M$3];[.$N$2:.$N$3])" office:value-type="string" office:string-value="XQuery" calcext:value-type="string">
            <text:p>XQuery</text:p>
          </table:table-cell>
          <table:table-cell table:formula="of:=MID([.$A35];FIND(&quot;_&quot;;[.$A35];6)+1;10)" office:value-type="string" office:string-value="16K" calcext:value-type="string">
            <text:p>16K</text:p>
          </table:table-cell>
          <table:table-cell table:formula="of:=ROUND(AVERAGE([.F35:.H35]))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C3_DXSL_16K</text:p>
          </table:table-cell>
          <table:table-cell table:formula="of:=LEFT([.$A36]; 3)" office:value-type="string" office:string-value="TC3" calcext:value-type="string">
            <text:p>TC3</text:p>
          </table:table-cell>
          <table:table-cell table:formula="of:=LOOKUP(MID([.$A36]; 5;4);[.$M$2:.$M$3];[.$N$2:.$N$3])" office:value-type="string" office:string-value="XSLT" calcext:value-type="string">
            <text:p>XSLT</text:p>
          </table:table-cell>
          <table:table-cell table:formula="of:=MID([.$A36];FIND(&quot;_&quot;;[.$A36];6)+1;10)" office:value-type="string" office:string-value="16K" calcext:value-type="string">
            <text:p>16K</text:p>
          </table:table-cell>
          <table:table-cell table:formula="of:=ROUND(AVERAGE([.F36:.H36]))" office:value-type="float" office:value="30" calcext:value-type="float">
            <text:p>3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C3_DXQU_64K</text:p>
          </table:table-cell>
          <table:table-cell table:formula="of:=LEFT([.$A37]; 3)" office:value-type="string" office:string-value="TC3" calcext:value-type="string">
            <text:p>TC3</text:p>
          </table:table-cell>
          <table:table-cell table:formula="of:=LOOKUP(MID([.$A37]; 5;4);[.$M$2:.$M$3];[.$N$2:.$N$3])" office:value-type="string" office:string-value="XQuery" calcext:value-type="string">
            <text:p>XQuery</text:p>
          </table:table-cell>
          <table:table-cell table:formula="of:=MID([.$A37];FIND(&quot;_&quot;;[.$A37];6)+1;10)" office:value-type="string" office:string-value="64K" calcext:value-type="string">
            <text:p>64K</text:p>
          </table:table-cell>
          <table:table-cell table:formula="of:=ROUND(AVERAGE([.F37:.H37]))" office:value-type="float" office:value="73" calcext:value-type="float">
            <text:p>73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C3_DXSL_64K</text:p>
          </table:table-cell>
          <table:table-cell table:formula="of:=LEFT([.$A38]; 3)" office:value-type="string" office:string-value="TC3" calcext:value-type="string">
            <text:p>TC3</text:p>
          </table:table-cell>
          <table:table-cell table:formula="of:=LOOKUP(MID([.$A38]; 5;4);[.$M$2:.$M$3];[.$N$2:.$N$3])" office:value-type="string" office:string-value="XSLT" calcext:value-type="string">
            <text:p>XSLT</text:p>
          </table:table-cell>
          <table:table-cell table:formula="of:=MID([.$A38];FIND(&quot;_&quot;;[.$A38];6)+1;10)" office:value-type="string" office:string-value="64K" calcext:value-type="string">
            <text:p>64K</text:p>
          </table:table-cell>
          <table:table-cell table:formula="of:=ROUND(AVERAGE([.F38:.H38]))"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C3_DXQU_512K</text:p>
          </table:table-cell>
          <table:table-cell table:formula="of:=LEFT([.$A39]; 3)" office:value-type="string" office:string-value="TC3" calcext:value-type="string">
            <text:p>TC3</text:p>
          </table:table-cell>
          <table:table-cell table:formula="of:=LOOKUP(MID([.$A39]; 5;4);[.$M$2:.$M$3];[.$N$2:.$N$3])" office:value-type="string" office:string-value="XQuery" calcext:value-type="string">
            <text:p>XQuery</text:p>
          </table:table-cell>
          <table:table-cell table:formula="of:=MID([.$A39];FIND(&quot;_&quot;;[.$A39];6)+1;10)" office:value-type="string" office:string-value="512K" calcext:value-type="string">
            <text:p>512K</text:p>
          </table:table-cell>
          <table:table-cell table:formula="of:=ROUND(AVERAGE([.F39:.H39]))" office:value-type="float" office:value="539" calcext:value-type="float">
            <text:p>539</text:p>
          </table:table-cell>
          <table:table-cell office:value-type="float" office:value="556" calcext:value-type="float">
            <text:p>556</text:p>
          </table:table-cell>
          <table:table-cell office:value-type="float" office:value="534" calcext:value-type="float">
            <text:p>534</text:p>
          </table:table-cell>
          <table:table-cell office:value-type="float" office:value="528" calcext:value-type="float">
            <text:p>5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C3_DXSL_512K</text:p>
          </table:table-cell>
          <table:table-cell table:formula="of:=LEFT([.$A40]; 3)" office:value-type="string" office:string-value="TC3" calcext:value-type="string">
            <text:p>TC3</text:p>
          </table:table-cell>
          <table:table-cell table:formula="of:=LOOKUP(MID([.$A40]; 5;4);[.$M$2:.$M$3];[.$N$2:.$N$3])" office:value-type="string" office:string-value="XSLT" calcext:value-type="string">
            <text:p>XSLT</text:p>
          </table:table-cell>
          <table:table-cell table:formula="of:=MID([.$A40];FIND(&quot;_&quot;;[.$A40];6)+1;10)" office:value-type="string" office:string-value="512K" calcext:value-type="string">
            <text:p>512K</text:p>
          </table:table-cell>
          <table:table-cell table:formula="of:=ROUND(AVERAGE([.F40:.H40]))" office:value-type="float" office:value="715" calcext:value-type="float">
            <text:p>715</text:p>
          </table:table-cell>
          <table:table-cell office:value-type="float" office:value="741" calcext:value-type="float">
            <text:p>741</text:p>
          </table:table-cell>
          <table:table-cell office:value-type="float" office:value="711" calcext:value-type="float">
            <text:p>711</text:p>
          </table:table-cell>
          <table:table-cell office:value-type="float" office:value="694" calcext:value-type="float">
            <text:p>6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C3_DXQU_1024K</text:p>
          </table:table-cell>
          <table:table-cell table:formula="of:=LEFT([.$A41]; 3)" office:value-type="string" office:string-value="TC3" calcext:value-type="string">
            <text:p>TC3</text:p>
          </table:table-cell>
          <table:table-cell table:formula="of:=LOOKUP(MID([.$A41]; 5;4);[.$M$2:.$M$3];[.$N$2:.$N$3])" office:value-type="string" office:string-value="XQuery" calcext:value-type="string">
            <text:p>XQuery</text:p>
          </table:table-cell>
          <table:table-cell table:formula="of:=MID([.$A41];FIND(&quot;_&quot;;[.$A41];6)+1;10)" office:value-type="string" office:string-value="1024K" calcext:value-type="string">
            <text:p>1024K</text:p>
          </table:table-cell>
          <table:table-cell table:formula="of:=ROUND(AVERAGE([.F41:.H41]))" office:value-type="float" office:value="1083" calcext:value-type="float">
            <text:p>1083</text:p>
          </table:table-cell>
          <table:table-cell office:value-type="float" office:value="1106" calcext:value-type="float">
            <text:p>1106</text:p>
          </table:table-cell>
          <table:table-cell office:value-type="float" office:value="1073" calcext:value-type="float">
            <text:p>1073</text:p>
          </table:table-cell>
          <table:table-cell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C3_DXSL_1024K</text:p>
          </table:table-cell>
          <table:table-cell table:formula="of:=LEFT([.$A42]; 3)" office:value-type="string" office:string-value="TC3" calcext:value-type="string">
            <text:p>TC3</text:p>
          </table:table-cell>
          <table:table-cell table:formula="of:=LOOKUP(MID([.$A42]; 5;4);[.$M$2:.$M$3];[.$N$2:.$N$3])" office:value-type="string" office:string-value="XSLT" calcext:value-type="string">
            <text:p>XSLT</text:p>
          </table:table-cell>
          <table:table-cell table:formula="of:=MID([.$A42];FIND(&quot;_&quot;;[.$A42];6)+1;10)" office:value-type="string" office:string-value="1024K" calcext:value-type="string">
            <text:p>1024K</text:p>
          </table:table-cell>
          <table:table-cell table:formula="of:=ROUND(AVERAGE([.F42:.H42]))" office:value-type="float" office:value="1486" calcext:value-type="float">
            <text:p>1486</text:p>
          </table:table-cell>
          <table:table-cell office:value-type="float" office:value="1526" calcext:value-type="float">
            <text:p>1526</text:p>
          </table:table-cell>
          <table:table-cell office:value-type="float" office:value="1473" calcext:value-type="float">
            <text:p>1473</text:p>
          </table:table-cell>
          <table:table-cell office:value-type="float" office:value="1460" calcext:value-type="float">
            <text:p>146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2T17:05:33.023546607</meta:creation-date>
    <dc:date>2015-04-22T19:35:18.764015970</dc:date>
    <meta:editing-duration>PT50M53S</meta:editing-duration>
    <meta:editing-cycles>4</meta:editing-cycles>
    <meta:generator>LibreOffice/4.3.6.2$Linux_X86_64 LibreOffice_project/430$Build-2</meta:generator>
    <meta:document-statistic meta:table-count="3" meta:cell-count="43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bar" chart:style-name="ch1">
        <chart:title svg:x="6.898cm" svg:y="0.316cm" chart:style-name="ch2">
          <text:p>Testcase 2</text:p>
        </chart:title>
        <chart:legend chart:legend-position="end" svg:x="14.134cm" svg:y="3.954cm" style:legend-expansion="high" chart:style-name="ch3"/>
        <chart:plot-area chart:style-name="ch4" table:cell-range-address="Graphics.B16:Graphics.D22" chart:data-source-has-labels="both" svg:x="1.331cm" svg:y="1.275cm" svg:width="12.483cm" svg:height="6.569cm">
          <chartooo:coordinate-region svg:x="2.138cm" svg:y="1.474cm" svg:width="11.676cm" svg:height="5.723cm"/>
          <chart:axis chart:dimension="x" chart:name="primary-x" chart:style-name="ch5" chartooo:axis-type="auto">
            <chartooo:date-scale/>
            <chart:title svg:x="6.602cm" svg:y="8.024cm" chart:style-name="ch6">
              <text:p>Payload size</text:p>
            </chart:title>
            <chart:categories table:cell-range-address="Graphics.B17:Graphics.B22"/>
          </chart:axis>
          <chart:axis chart:dimension="y" chart:name="primary-y" chart:style-name="ch7">
            <chart:title svg:x="0.451cm" svg:y="6.667cm" chart:style-name="ch8">
              <text:p>Average response time (ms)</text:p>
            </chart:title>
            <chart:grid chart:style-name="ch9" chart:class="major"/>
          </chart:axis>
          <chart:series chart:style-name="ch10" chart:values-cell-range-address="Graphics.C17:Graphics.C22" chart:label-cell-address="Graphics.C16:Graphics.C16" chart:class="chart:bar">
            <chart:data-point chart:repeated="6"/>
          </chart:series>
          <chart:series chart:style-name="ch11" chart:values-cell-range-address="Graphics.D17:Graphics.D22" chart:label-cell-address="Graphics.D16:Graphics.D16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Query</text:p>
                <draw:g>
                  <svg:desc>Graphics.C16:Graphics.C16</svg:desc>
                </draw:g>
              </table:table-cell>
              <table:table-cell office:value-type="string">
                <text:p>XSLT</text:p>
                <draw:g>
                  <svg:desc>Graphics.D16:Graphics.D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K</text:p>
                <draw:g>
                  <svg:desc>Graphics.B17:Graphics.B22</svg:desc>
                </draw:g>
              </table:table-cell>
              <table:table-cell office:value-type="float" office:value="6">
                <text:p>6</text:p>
                <draw:g>
                  <svg:desc>Graphics.C17:Graphics.C22</svg:desc>
                </draw:g>
              </table:table-cell>
              <table:table-cell office:value-type="float" office:value="5">
                <text:p>5</text:p>
                <draw:g>
                  <svg:desc>Graphics.D17:Graphics.D22</svg:desc>
                </draw:g>
              </table:table-cell>
            </table:table-row>
            <table:table-row>
              <table:table-cell office:value-type="string">
                <text:p>8K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K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4K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12K</text:p>
              </table:table-cell>
              <table:table-cell office:value-type="float" office:value="339">
                <text:p>339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1024K</text:p>
              </table:table-cell>
              <table:table-cell office:value-type="float" office:value="671">
                <text:p>671</text:p>
              </table:table-cell>
              <table:table-cell office:value-type="float" office:value="670">
                <text:p>6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6.2$Linux_X86_64 LibreOffice_project/43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bar" chart:style-name="ch1">
        <chart:title svg:x="6.898cm" svg:y="0.316cm" chart:style-name="ch2">
          <text:p>Testcase 1</text:p>
        </chart:title>
        <chart:legend chart:legend-position="end" svg:x="14.134cm" svg:y="3.954cm" style:legend-expansion="high" chart:style-name="ch3"/>
        <chart:plot-area chart:style-name="ch4" table:cell-range-address="Graphics.B1:Graphics.D7" chart:data-source-has-labels="both" svg:x="1.331cm" svg:y="1.275cm" svg:width="12.483cm" svg:height="6.569cm">
          <chartooo:coordinate-region svg:x="2.138cm" svg:y="1.474cm" svg:width="11.676cm" svg:height="5.723cm"/>
          <chart:axis chart:dimension="x" chart:name="primary-x" chart:style-name="ch5" chartooo:axis-type="auto">
            <chartooo:date-scale/>
            <chart:title svg:x="6.602cm" svg:y="8.024cm" chart:style-name="ch6">
              <text:p>Payload size</text:p>
            </chart:title>
            <chart:categories table:cell-range-address="Graphics.B2:Graphics.B7"/>
          </chart:axis>
          <chart:axis chart:dimension="y" chart:name="primary-y" chart:style-name="ch7">
            <chart:title svg:x="0.451cm" svg:y="6.667cm" chart:style-name="ch8">
              <text:p>Average response time (ms)</text:p>
            </chart:title>
            <chart:grid chart:style-name="ch9" chart:class="major"/>
          </chart:axis>
          <chart:series chart:style-name="ch10" chart:values-cell-range-address="Graphics.C2:Graphics.C7" chart:label-cell-address="Graphics.C1:Graphics.C1" chart:class="chart:bar">
            <chart:data-point chart:repeated="6"/>
          </chart:series>
          <chart:series chart:style-name="ch11" chart:values-cell-range-address="Graphics.D2:Graphics.D7" chart:label-cell-address="Graphics.D1:Graphics.D1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Query</text:p>
                <draw:g>
                  <svg:desc>Graphics.C1:Graphics.C1</svg:desc>
                </draw:g>
              </table:table-cell>
              <table:table-cell office:value-type="string">
                <text:p>XSLT</text:p>
                <draw:g>
                  <svg:desc>Graphics.D1:Graphic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K</text:p>
                <draw:g>
                  <svg:desc>Graphics.B2:Graphics.B7</svg:desc>
                </draw:g>
              </table:table-cell>
              <table:table-cell office:value-type="float" office:value="6">
                <text:p>6</text:p>
                <draw:g>
                  <svg:desc>Graphics.C2:Graphics.C7</svg:desc>
                </draw:g>
              </table:table-cell>
              <table:table-cell office:value-type="float" office:value="5">
                <text:p>5</text:p>
                <draw:g>
                  <svg:desc>Graphics.D2:Graphics.D7</svg:desc>
                </draw:g>
              </table:table-cell>
            </table:table-row>
            <table:table-row>
              <table:table-cell office:value-type="string">
                <text:p>8K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K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4K</text:p>
              </table:table-cell>
              <table:table-cell office:value-type="float" office:value="34">
                <text:p>3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12K</text:p>
              </table:table-cell>
              <table:table-cell office:value-type="float" office:value="299">
                <text:p>299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024K</text:p>
              </table:table-cell>
              <table:table-cell office:value-type="float" office:value="605">
                <text:p>605</text:p>
              </table:table-cell>
              <table:table-cell office:value-type="float" office:value="638">
                <text:p>6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6.2$Linux_X86_64 LibreOffice_project/43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98cm" svg:y="0.316cm" chart:style-name="ch2">
          <text:p>Testcase 3</text:p>
        </chart:title>
        <chart:legend chart:legend-position="end" svg:x="14.134cm" svg:y="3.952cm" style:legend-expansion="high" chart:style-name="ch3"/>
        <chart:plot-area chart:style-name="ch4" table:cell-range-address="Graphics.B30:Graphics.D36" chart:data-source-has-labels="both" svg:x="1.331cm" svg:y="1.275cm" svg:width="12.483cm" svg:height="6.564cm">
          <chartooo:coordinate-region svg:x="2.323cm" svg:y="1.474cm" svg:width="11.491cm" svg:height="5.718cm"/>
          <chart:axis chart:dimension="x" chart:name="primary-x" chart:style-name="ch5" chartooo:axis-type="auto">
            <chartooo:date-scale/>
            <chart:title svg:x="6.602cm" svg:y="8.019cm" chart:style-name="ch6">
              <text:p>Payload size</text:p>
            </chart:title>
            <chart:categories table:cell-range-address="Graphics.B31:Graphics.B36"/>
          </chart:axis>
          <chart:axis chart:dimension="y" chart:name="primary-y" chart:style-name="ch7">
            <chart:title svg:x="0.451cm" svg:y="6.665cm" chart:style-name="ch8">
              <text:p>Average response time (ms)</text:p>
            </chart:title>
            <chart:grid chart:style-name="ch9" chart:class="major"/>
          </chart:axis>
          <chart:series chart:style-name="ch10" chart:values-cell-range-address="Graphics.C31:Graphics.C36" chart:label-cell-address="Graphics.C30:Graphics.C30" chart:class="chart:bar">
            <chart:data-point chart:repeated="6"/>
          </chart:series>
          <chart:series chart:style-name="ch11" chart:values-cell-range-address="Graphics.D31:Graphics.D36" chart:label-cell-address="Graphics.D30:Graphics.D30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Query</text:p>
                <draw:g>
                  <svg:desc>Graphics.C30:Graphics.C30</svg:desc>
                </draw:g>
              </table:table-cell>
              <table:table-cell office:value-type="string">
                <text:p>XSLT</text:p>
                <draw:g>
                  <svg:desc>Graphics.D30:Graphics.D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K</text:p>
                <draw:g>
                  <svg:desc>Graphics.B31:Graphics.B36</svg:desc>
                </draw:g>
              </table:table-cell>
              <table:table-cell office:value-type="float" office:value="11">
                <text:p>11</text:p>
                <draw:g>
                  <svg:desc>Graphics.C31:Graphics.C36</svg:desc>
                </draw:g>
              </table:table-cell>
              <table:table-cell office:value-type="float" office:value="13">
                <text:p>13</text:p>
                <draw:g>
                  <svg:desc>Graphics.D31:Graphics.D36</svg:desc>
                </draw:g>
              </table:table-cell>
            </table:table-row>
            <table:table-row>
              <table:table-cell office:value-type="string">
                <text:p>8K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K</text:p>
              </table:table-cell>
              <table:table-cell office:value-type="float" office:value="22">
                <text:p>2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4K</text:p>
              </table:table-cell>
              <table:table-cell office:value-type="float" office:value="73">
                <text:p>7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12K</text:p>
              </table:table-cell>
              <table:table-cell office:value-type="float" office:value="539">
                <text:p>539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string">
                <text:p>1024K</text:p>
              </table:table-cell>
              <table:table-cell office:value-type="float" office:value="1083">
                <text:p>1083</text:p>
              </table:table-cell>
              <table:table-cell office:value-type="float" office:value="1486">
                <text:p>148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6.2$Linux_X86_64 LibreOffice_project/43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